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125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63.71mm"/>
    </style:style>
    <style:style style:name="co7" style:family="table-column">
      <style:table-column-properties fo:break-before="auto" style:column-width="149.2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2pt" style:font-size-asian="12pt" style:font-size-complex="12pt"/>
    </style:style>
    <style:style style:name="ce4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OM sorted by reference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-C9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0</text:p>
          </table:table-cell>
          <table:table-cell table:style-name="ce6" office:value-type="string" calcext:value-type="string">
            <text:p>47p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1-C51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52</text:p>
          </table:table-cell>
          <table:table-cell table:style-name="ce9" office:value-type="string" calcext:value-type="string">
            <text:p>47µF</text:p>
          </table:table-cell>
          <table:table-cell table:style-name="ce12" office:value-type="string" calcext:value-type="string">
            <text:p>Capacitor_THT:CP_Radial_D7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UART</text:p>
          </table:table-cell>
          <table:table-cell table:style-name="ce12" office:value-type="string" calcext:value-type="string">
            <text:p>Connector_PinSocket_1x06_P2.54mm_Vertic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1-R8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9</text:p>
          </table:table-cell>
          <table:table-cell table:style-name="ce9" office:value-type="string" calcext:value-type="string">
            <text:p>10k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10</text:p>
          </table:table-cell>
          <table:table-cell table:style-name="ce6" office:value-type="string" calcext:value-type="string">
            <text:p>jumper wire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9" office:value-type="string" calcext:value-type="string">
            <text:p>RESET</text:p>
          </table:table-cell>
          <table:table-cell table:style-name="ce12"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74HC0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6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7</text:p>
          </table:table-cell>
          <table:table-cell table:style-name="ce9" office:value-type="string" calcext:value-type="string">
            <text:p>AT28C64B CTRL MSB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8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9</text:p>
          </table:table-cell>
          <table:table-cell table:style-name="ce9" office:value-type="string" calcext:value-type="string">
            <text:p>AT28C64B CTRL LSB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0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2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3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4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5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6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7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8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9</text:p>
          </table:table-cell>
          <table:table-cell table:style-name="ce9" office:value-type="string" calcext:value-type="string">
            <text:p>74HC08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3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4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6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8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9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0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1</text:p>
          </table:table-cell>
          <table:table-cell table:style-name="ce9" office:value-type="string" calcext:value-type="string">
            <text:p>AT28C64B 8k ROM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2</text:p>
          </table:table-cell>
          <table:table-cell table:style-name="ce9" office:value-type="string" calcext:value-type="string">
            <text:p>CY62256 32k RA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3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4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5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6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7</text:p>
          </table:table-cell>
          <table:table-cell table:style-name="ce9" office:value-type="string" calcext:value-type="string">
            <text:p>74HC19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8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9</text:p>
          </table:table-cell>
          <table:table-cell table:style-name="ce9" office:value-type="string" calcext:value-type="string">
            <text:p>74HC16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0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1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2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3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4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5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6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8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9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0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2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3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ACO-1.8432MHz</text:p>
          </table:table-cell>
          <table:table-cell table:style-name="ce12"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 sorted by value" table:style-name="ta1" table:print-ranges="'BOM sorted by value'.A1:'BOM sorted by value'.C26">
        <table:table-column table:style-name="co5" table:default-cell-style-name="ce16"/>
        <table:table-column table:style-name="co6" table:default-cell-style-name="ce13"/>
        <table:table-column table:style-name="co7" table:default-cell-style-name="ce13"/>
        <table:table-column table:style-name="co4" table:number-columns-repeated="1021" table:default-cell-style-name="ce13"/>
        <table:table-row table:style-name="ro1">
          <table:table-cell table:style-name="ce7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number-columns-repeated="1021"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47p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47µF</text:p>
          </table:table-cell>
          <table:table-cell table:style-name="ce12" office:value-type="string" calcext:value-type="string">
            <text:p>Capacitor_THT:CP_Radial_D7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UART</text:p>
          </table:table-cell>
          <table:table-cell table:style-name="ce12" office:value-type="string" calcext:value-type="string">
            <text:p>Connector_PinSocket_2.54mm:PinSocket_1x06_P2.54mm_Vertical</text:p>
          </table:table-cell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jumper wire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RESET</text:p>
          </table:table-cell>
          <table:table-cell table:style-name="ce12"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0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08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AT28C64B 8k EEPRO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DIP-28_W15.24mm_Socket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CY62256 32k RA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19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16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ACO-1.8432MHz</text:p>
          </table:table-cell>
          <table:table-cell table:style-name="ce12"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14:48:32.0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6T14:50:06.824000000</dc:date>
    <meta:editing-duration>PT17M11S</meta:editing-duration>
    <meta:editing-cycles>6</meta:editing-cycles>
    <meta:generator>LibreOffice/6.0.7.3$Windows_X86_64 LibreOffice_project/dc89aa7a9eabfd848af146d5086077aeed2ae4a5</meta:generator>
    <meta:print-date>2020-12-14T18:55:10.210000000</meta:print-date>
    <meta:document-statistic meta:table-count="2" meta:cell-count="252" meta:object-count="0"/>
  </office:meta>
</office:document-meta>
</file>